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dba0" officeooo:paragraph-rsid="0013dba0"/>
    </style:style>
    <style:style style:name="P2" style:family="paragraph" style:parent-style-name="Standard">
      <style:paragraph-properties fo:text-align="start" style:justify-single-word="false"/>
      <style:text-properties officeooo:rsid="0013dba0" officeooo:paragraph-rsid="0013dba0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dba0" officeooo:paragraph-rsid="0013dba0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13dba0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paragraph-properties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3dba0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Arial" fo:font-size="10.5pt" fo:font-style="normal" style:text-underline-style="solid" style:text-underline-width="auto" style:text-underline-color="font-color" fo:font-weight="normal" fo:background-color="transparent" loext:char-shading-value="0"/>
    </style:style>
    <style:style style:name="T4" style:family="text">
      <style:text-properties fo:font-variant="normal" fo:text-transform="none" fo:color="#000000" style:font-name="Arial" fo:font-size="10.5pt" fo:font-style="normal" style:text-underline-style="solid" style:text-underline-width="auto" style:text-underline-color="font-color" fo:font-weight="normal" officeooo:rsid="0013dba0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ions</text:p>
      <text:p text:style-name="P1"/>
      <text:p text:style-name="P4"><text:bookmark text:name="docs-internal-guid-1888cf48-8e70-494c-9384-5bd18e9dcbe3"/><text:span text:style-name="T2">Location(</text:span><text:span text:style-name="T4">datelocation</text:span><text:span text:style-name="T2">, </text:span><text:span text:style-name="T4">IdVehicule</text:span><text:span text:style-name="T2">, cbAbonne, NomStation)</text:span></text:p>
      <text:p text:style-name="P4"><text:span text:style-name="T2"/></text:p>
      <text:p text:style-name="P5"><text:span text:style-name="T1">Vehicule(</text:span><text:span text:style-name="T3">IdVehicule</text:span><text:span text:style-name="T1">, nbrePlaceDsVehciule, typeVehicule</text:span><text:span text:style-name="T2">)</text:span></text:p>
      <text:p text:style-name="P5"><text:span text:style-name="T2"/></text:p>
      <text:p text:style-name="P5"><text:span text:style-name="T1">Retour(dateR, nomStation, </text:span><text:span text:style-name="T3">dateLocation</text:span><text:span text:style-name="T1">, </text:span><text:span text:style-name="T3">idVehicule</text:span><text:span text:style-name="T1">)</text:span></text:p>
      <text:p text:style-name="P5"><text:span text:style-name="T1"/></text:p>
      <text:p text:style-name="P5"><text:span text:style-name="T1">Garer(nomStation, </text:span><text:span text:style-name="T3">idVehicule</text:span><text:span text:style-name="T1">)</text:span></text:p>
      <text:p text:style-name="P6"/>
      <text:p text:style-name="P5"><text:span text:style-name="T1">Dispatching(nombrePlace, </text:span><text:span text:style-name="T3">nomStation</text:span><text:span text:style-name="T1">, typeVehicule)</text:span></text:p>
      <text:p text:style-name="P6"/>
      <text:p text:style-name="P5"><text:span text:style-name="T1">ForfaitCentraling(</text:span><text:span text:style-name="T3">cbAbonne</text:span><text:span text:style-name="T1">, </text:span><text:span text:style-name="T3">typeVehicule</text:span><text:span text:style-name="T1">, idForfait)</text:span></text:p>
      <text:p text:style-name="P6"/>
      <text:p text:style-name="P5"><text:span text:style-name="T1">Forfait(</text:span><text:span text:style-name="T3">idForfait</text:span><text:span text:style-name="T1">, prix)</text:span></text:p>
      <text:p text:style-name="P6"/>
      <text:p text:style-name="P5"><text:span text:style-name="T1">ForfaitLocation(</text:span><text:span text:style-name="T3">idForfait</text:span><text:span text:style-name="T1">, nbLocationMax)</text:span></text:p>
      <text:p text:style-name="P6"/>
      <text:p text:style-name="P5"><text:span text:style-name="T1">ForfaitDuree(</text:span><text:span text:style-name="T3">idForfait</text:span><text:span text:style-name="T1">, dureeForfait, dateForfaitDebut)</text:span></text:p>
      <text:p text:style-name="P5"><text:span text:style-name="T1"/></text:p>
      <text:p text:style-name="P5"><text:span text:style-name="T1">Station(</text:span><text:span text:style-name="T3">nomStation</text:span><text:span text:style-name="T1">, adresseStation)</text:span></text:p>
      <text:p text:style-name="P6"/>
      <text:p text:style-name="P5"><text:span text:style-name="T1">TypeVehicule(</text:span><text:span text:style-name="T3">typeVehicule</text:span><text:span text:style-name="T1">, dureeMaxVehicule, prixTypeVehicule, caution)</text:span></text:p>
      <text:p text:style-name="P6"/>
      <text:p text:style-name="P5"><text:span text:style-name="T1">Abonnees(</text:span><text:span text:style-name="T3">cbAbonne</text:span><text:span text:style-name="T1">, nom, prenom, adresse, dateNaissance, reduction)</text:span></text:p>
      <text:p text:style-name="P5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00:44:21.219022482</meta:creation-date>
    <dc:date>2016-11-23T00:51:02.149397578</dc:date>
    <meta:editing-duration>PT6M53S</meta:editing-duration>
    <meta:editing-cycles>1</meta:editing-cycles>
    <meta:document-statistic meta:table-count="0" meta:image-count="0" meta:object-count="0" meta:page-count="1" meta:paragraph-count="13" meta:word-count="39" meta:character-count="594" meta:non-whitespace-character-count="568"/>
    <meta:generator>LibreOffice/5.0.6.2$Linux_X86_64 LibreOffice_project/00m0$Build-2</meta:generator>
  </office:meta>
</office:document-meta>
</file>